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1.236cm" fo:min-width="1.48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952cm" fo:min-width="1.622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ffffff" draw:textarea-vertical-align="middl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03cm" fo:min-width="0.349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03cm" fo:min-width="0.351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03cm" fo:min-width="0.116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03cm" fo:min-width="0.117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03cm" fo:min-width="0.016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03cm" fo:min-width="0.017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0.03cm" fo:min-width="0.191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0.03cm" fo:min-width="0.192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0.03cm" fo:min-width="0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0.03cm" fo:min-width="0.491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0.03cm" fo:min-width="0.492cm"/>
    </style:style>
    <style:style style:name="gr17" style:family="graphic" style:parent-style-name="standard" style:list-style-name="L2">
      <style:graphic-properties draw:fill-color="#ffffff" draw:textarea-horizontal-align="justify" draw:textarea-vertical-align="middle" draw:auto-grow-height="false" fo:min-height="2.749cm" fo:min-width="3.8cm" fo:wrap-option="no-wrap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0.03cm" fo:min-width="0.683cm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0.03cm" fo:min-width="0.3cm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0.03cm" fo:min-width="0.241cm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0.03cm" fo:min-width="0.242cm"/>
    </style:style>
    <style:style style:name="gr22" style:family="graphic" style:parent-style-name="objectwithoutfill">
      <style:graphic-properties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fo:min-height="0.85cm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0.001cm" fo:min-width="0.016cm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0.001cm" fo:min-width="0.017cm"/>
    </style:style>
    <style:style style:name="gr26" style:family="graphic" style:parent-style-name="standard">
      <style:graphic-properties draw:fill-color="#ffffff" draw:textarea-horizontal-align="justify" draw:textarea-vertical-align="middle" draw:auto-grow-height="false" fo:min-height="0.952cm" fo:min-width="2.258cm"/>
    </style:style>
    <style:style style:name="gr27" style:family="graphic" style:parent-style-name="standard">
      <style:graphic-properties draw:fill-color="#ffffff" draw:textarea-horizontal-align="justify" draw:textarea-vertical-align="middle" draw:auto-grow-height="false" fo:min-height="0.096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-color="#ffffff"/>
      <style:paragraph-properties fo:text-align="start" style:writing-mode="lr-tb"/>
    </style:style>
    <style:style style:name="P6" style:family="paragraph">
      <loext:graphic-properties draw:fill-color="#ffffff"/>
      <style:paragraph-properties fo:text-align="center"/>
      <style:text-properties fo:font-size="12pt" style:font-size-asian="18pt" style:font-size-complex="18pt"/>
    </style:style>
    <style:style style:name="P7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="none" draw:fill-color="#fffff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7" draw:id="id47" draw:layer="layout" svg:width="2.8cm" svg:height="2.1cm" svg:x="25.8cm" svg:y="9.3cm">
          <text:p text:style-name="P1">centi-</text:p>
          <text:p text:style-name="P1">morgan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2.8cm" svg:height="2.1cm" svg:x="25cm" svg:y="4.5cm">
          <text:p text:style-name="P1">dimension</text:p>
          <text:p text:style-name="P1">(space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3cm" svg:height="1.7cm" svg:x="8.2cm" svg:y="10.3cm">
          <text:p text:style-name="P1">physic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3cm" svg:height="1.7cm" svg:x="4.302cm" svg:y="11.9cm">
          <text:p text:style-name="P1">geneti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7" draw:id="id27" draw:layer="layout" svg:width="3cm" svg:height="1.7cm" svg:x="9.251cm" svg:y="2.6cm">
          <text:p text:style-name="P1">featu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3cm" svg:height="1.7cm" svg:x="5.7cm" svg:y="7.9cm">
          <text:p text:style-name="P1">map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5.802cm" svg:y1="11.9cm" svg:x2="7.321cm" svg:y2="10.673cm" draw:start-shape="id1" draw:start-glue-point="4" draw:end-shape="id2" draw:end-glue-point="10" svg:d="M5802 11900l1519-1227" svg:viewBox="0 0 1520 1228">
          <text:p/>
        </draw:connector>
        <draw:connector draw:style-name="gr3" draw:text-style-name="P3" draw:layer="layout" draw:type="line" svg:x1="8.2cm" svg:y1="11.15cm" svg:x2="7.161cm" svg:y2="10.846cm" draw:start-shape="id3" draw:end-shape="id2" draw:end-glue-point="8" svg:d="M8200 11150l-1039-304" svg:viewBox="0 0 1040 305">
          <text:p/>
        </draw:connector>
        <draw:connector draw:style-name="gr3" draw:text-style-name="P3" draw:layer="layout" draw:type="line" svg:x1="7.161cm" svg:y1="10.5cm" svg:x2="7.2cm" svg:y2="9.6cm" draw:start-shape="id2" draw:start-glue-point="4" draw:end-shape="id4" svg:d="M7161 10500l39-900" svg:viewBox="0 0 40 901">
          <text:p/>
        </draw:connector>
        <draw:custom-shape draw:style-name="gr2" draw:text-style-name="P2" xml:id="id15" draw:id="id15" draw:layer="layout" svg:width="3cm" svg:height="1.7cm" svg:x="16.3cm" svg:y="7cm">
          <text:p text:style-name="P1">interv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9" draw:id="id29" draw:layer="layout" svg:width="3cm" svg:height="1.7cm" svg:x="12.7cm" svg:y="4.5cm">
          <text:p text:style-name="P1">QTL /</text:p>
          <text:p text:style-name="P1"><text:s/>featu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3.173cm" svg:y1="15.198cm" svg:x2="3.588cm" svg:y2="14.289cm" draw:start-shape="id5" draw:start-glue-point="5" draw:end-shape="id6" draw:end-glue-point="3" svg:d="M3173 15198v-909h415" svg:viewBox="0 0 416 910">
          <text:p/>
        </draw:connector>
        <draw:connector draw:style-name="gr4" draw:text-style-name="P2" draw:layer="layout" svg:x1="5.802cm" svg:y1="13.6cm" svg:x2="5.288cm" svg:y2="14.289cm" draw:start-shape="id1" draw:start-glue-point="8" draw:end-shape="id6" draw:end-glue-point="1" svg:d="M5802 13600v689h-514" svg:viewBox="0 0 515 690">
          <text:p/>
        </draw:connector>
        <draw:g xml:id="id6" draw:id="id6">
          <draw:custom-shape draw:style-name="gr5" draw:text-style-name="P2" draw:layer="layout" svg:width="0.849cm" svg:height="0.28cm" svg:x="3.588cm" svg:y="14.1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draw:layer="layout" svg:width="0.851cm" svg:height="0.28cm" svg:x="4.437cm" svg:y="14.1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4" draw:text-style-name="P2" draw:layer="layout" svg:x1="-2.178cm" svg:y1="23.9cm" svg:x2="-3.3cm" svg:y2="23.389cm" draw:start-shape="id7" draw:start-glue-point="3" svg:d="M-2178 23900h-811v-511h-311" svg:viewBox="0 0 1123 512">
          <text:p/>
        </draw:connector>
        <draw:connector draw:style-name="gr4" draw:text-style-name="P2" draw:layer="layout" svg:x1="1.647cm" svg:y1="24.4cm" svg:x2="-0.478cm" svg:y2="23.9cm" draw:end-shape="id8" draw:end-glue-point="1" svg:d="M1647 24400h-812v-500h-1313" svg:viewBox="0 0 2126 501">
          <text:p/>
        </draw:connector>
        <draw:g>
          <draw:custom-shape draw:style-name="gr5" draw:text-style-name="P2" xml:id="id7" draw:id="id7" draw:layer="layout" svg:width="0.849cm" svg:height="0.28cm" svg:x="-2.178cm" svg:y="23.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xml:id="id8" draw:id="id8" draw:layer="layout" svg:width="0.851cm" svg:height="0.28cm" svg:x="-1.329cm" svg:y="23.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4" draw:text-style-name="P2" draw:layer="layout" svg:x1="-1.753cm" svg:y1="22.2cm" svg:x2="-3.069cm" svg:y2="22.744cm" svg:d="M-1753 22200v523h-1316v21" svg:viewBox="0 0 1317 545">
          <text:p/>
        </draw:connector>
        <draw:connector draw:style-name="gr4" draw:text-style-name="P2" draw:layer="layout" svg:x1="26.4cm" svg:y1="6.6cm" svg:x2="25.98cm" svg:y2="6.96cm" draw:start-shape="id9" draw:start-glue-point="8" draw:end-shape="id10" draw:end-glue-point="1" svg:d="M26400 6600v360h-420" svg:viewBox="0 0 421 361">
          <text:p/>
        </draw:connector>
        <draw:g xml:id="id44" draw:id="id44">
          <draw:custom-shape draw:style-name="gr7" draw:text-style-name="P2" draw:layer="layout" svg:width="0.616cm" svg:height="0.28cm" svg:x="24.747cm" svg:y="6.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2" xml:id="id10" draw:id="id10" draw:layer="layout" svg:width="0.617cm" svg:height="0.28cm" svg:x="25.363cm" svg:y="6.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4" draw:text-style-name="P2" draw:layer="layout" svg:x1="24.547cm" svg:y1="4.041cm" svg:x2="24.18cm" svg:y2="4.25cm" draw:start-shape="id11" draw:start-glue-point="3" draw:end-shape="id12" draw:end-glue-point="10" svg:d="M24547 4041h-183v209h-184" svg:viewBox="0 0 368 210">
          <text:p/>
        </draw:connector>
        <draw:connector draw:style-name="gr4" draw:text-style-name="P2" draw:layer="layout" svg:x1="26.4cm" svg:y1="4.5cm" svg:x2="25.58cm" svg:y2="4.041cm" draw:start-shape="id9" draw:start-glue-point="4" draw:end-shape="id13" draw:end-glue-point="1" svg:d="M26400 4500v-459h-820" svg:viewBox="0 0 821 460">
          <text:p/>
        </draw:connector>
        <draw:g xml:id="id11" draw:id="id11">
          <draw:custom-shape draw:style-name="gr9" draw:text-style-name="P2" draw:layer="layout" svg:width="0.516cm" svg:height="0.28cm" svg:x="24.547cm" svg:y="3.9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" xml:id="id13" draw:id="id13" draw:layer="layout" svg:width="0.517cm" svg:height="0.28cm" svg:x="25.063cm" svg:y="3.9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4" draw:text-style-name="P2" draw:layer="layout" svg:x1="19.297cm" svg:y1="6.14cm" svg:x2="18.861cm" svg:y2="7.249cm" draw:start-shape="id14" draw:start-glue-point="3" draw:end-shape="id15" draw:end-glue-point="11" svg:d="M19297 6140h-436v1109" svg:viewBox="0 0 437 1110">
          <text:p/>
        </draw:connector>
        <draw:connector draw:style-name="gr4" draw:text-style-name="P2" draw:layer="layout" svg:x1="21.619cm" svg:y1="4.851cm" svg:x2="20.68cm" svg:y2="6.14cm" draw:start-shape="id12" draw:start-glue-point="7" draw:end-shape="id16" draw:end-glue-point="1" svg:d="M21619 4851v1289h-939" svg:viewBox="0 0 940 1290">
          <text:p/>
        </draw:connector>
        <draw:g xml:id="id14" draw:id="id14">
          <draw:custom-shape draw:style-name="gr11" draw:text-style-name="P2" draw:layer="layout" svg:width="0.691cm" svg:height="0.28cm" svg:x="19.297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2" xml:id="id16" draw:id="id16" draw:layer="layout" svg:width="0.692cm" svg:height="0.28cm" svg:x="19.988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3" draw:text-style-name="P2" xml:id="id2" draw:id="id2" draw:layer="layout" svg:width="0.321cm" svg:height="0.346cm" svg:x="7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2" draw:id="id12" draw:layer="layout" svg:width="3cm" svg:height="1.7cm" svg:x="21.18cm" svg:y="3.4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cm" svg:height="1.7cm" svg:x="21.38cm" svg:y="6.6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19.98cm" svg:y1="7.44cm" svg:x2="19.621cm" svg:y2="7.627cm" draw:start-shape="id17" draw:start-glue-point="3" draw:end-shape="id18" draw:end-glue-point="10" svg:d="M19980 7440h-179v187h-180" svg:viewBox="0 0 360 188">
          <text:p/>
        </draw:connector>
        <draw:connector draw:style-name="gr4" draw:text-style-name="P2" draw:layer="layout" svg:x1="21.381cm" svg:y1="7.451cm" svg:x2="20.98cm" svg:y2="7.44cm" draw:start-shape="id19" draw:start-glue-point="6" draw:end-shape="id20" draw:end-glue-point="1" svg:d="M21381 7451h-200v-11h-201" svg:viewBox="0 0 402 12">
          <text:p/>
        </draw:connector>
        <draw:g xml:id="id17" draw:id="id17">
          <draw:custom-shape draw:style-name="gr14" draw:text-style-name="P2" draw:layer="layout" svg:width="0.5cm" svg:height="0.28cm" svg:x="19.98cm" svg:y="7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2" xml:id="id20" draw:id="id20" draw:layer="layout" svg:width="0.5cm" svg:height="0.28cm" svg:x="20.48cm" svg:y="7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4" draw:text-style-name="P2" draw:layer="layout" svg:x1="-1.865cm" svg:y1="23.284cm" svg:x2="-2.732cm" svg:y2="23.192cm" draw:start-shape="id21" draw:start-glue-point="3" svg:d="M-1865 23284h-684v-92h-183" svg:viewBox="0 0 868 93">
          <text:p/>
        </draw:connector>
        <draw:connector draw:style-name="gr4" draw:text-style-name="P2" draw:layer="layout" svg:x1="1.147cm" svg:y1="23.1cm" svg:x2="0.118cm" svg:y2="23.284cm" draw:end-shape="id22" draw:end-glue-point="1" svg:d="M1147 23100h-264v184h-765" svg:viewBox="0 0 1030 185">
          <text:p/>
        </draw:connector>
        <draw:g>
          <draw:custom-shape draw:style-name="gr15" draw:text-style-name="P2" xml:id="id21" draw:id="id21" draw:layer="layout" svg:width="0.991cm" svg:height="0.28cm" svg:x="-1.865cm" svg:y="23.1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2" xml:id="id22" draw:id="id22" draw:layer="layout" svg:width="0.992cm" svg:height="0.28cm" svg:x="-0.874cm" svg:y="23.1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7" draw:text-style-name="P5" draw:layer="layout" svg:width="4.3cm" svg:height="2.999cm" svg:x="1.8cm" svg:y="3.901cm">
          <text:list text:style-name="L2">
            <text:list-item>
              <text:p text:style-name="P4">name (alias)</text:p>
            </text:list-item>
            <text:list-item>
              <text:p text:style-name="P4">attributes</text:p>
            </text:list-item>
            <text:list-item>
              <text:p text:style-name="P4">Link to defn,</text:p>
              <text:p text:style-name="P4">flanking sequence</text:p>
            </text:list-item>
            <text:list-item>
              <text:p text:style-name="P4"/>
            </text:list-item>
          </text:list>
          <draw:enhanced-geometry svg:viewBox="0 0 21600 21600" draw:mirror-horizontal="true" draw:type="line-callout-2" draw:modifiers="-15573.4945361544 -5803.2 -4420.8 4104 -1250.49988374797 399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onnector draw:style-name="gr4" draw:text-style-name="P2" draw:layer="layout" svg:x1="8.417cm" svg:y1="13.56cm" svg:x2="7.302cm" svg:y2="12.75cm" draw:start-shape="id23" draw:start-glue-point="3" draw:end-shape="id1" draw:end-glue-point="10" svg:d="M8417 13560h-557v-810h-558" svg:viewBox="0 0 1116 811">
          <text:p/>
        </draw:connector>
        <draw:connector draw:style-name="gr4" draw:text-style-name="P2" draw:layer="layout" draw:type="line" svg:x1="10.7cm" svg:y1="14.05cm" svg:x2="10.4cm" svg:y2="13.56cm" draw:start-shape="id24" draw:start-glue-point="6" draw:end-shape="id25" draw:end-glue-point="1" svg:d="M10700 14050l-300-490" svg:viewBox="0 0 301 491">
          <text:p/>
        </draw:connector>
        <draw:g>
          <draw:custom-shape draw:style-name="gr18" draw:text-style-name="P6" xml:id="id23" draw:id="id23" draw:layer="layout" svg:width="1.183cm" svg:height="0.28cm" svg:x="8.417cm" svg:y="13.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7" xml:id="id25" draw:id="id25" draw:layer="layout" svg:width="0.8cm" svg:height="0.28cm" svg:x="9.6cm" svg:y="13.42cm">
            <text:p text:style-name="P1"><text:span text:style-name="T1">paren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4" draw:text-style-name="P2" draw:layer="layout" draw:line-skew="0cm -0.923cm" svg:x1="9.017cm" svg:y1="6.14cm" svg:x2="9.69cm" svg:y2="4.051cm" draw:start-shape="id26" draw:start-glue-point="3" draw:end-shape="id27" draw:end-glue-point="7" svg:d="M9017 6140h-788v-2040h1461v-49" svg:viewBox="0 0 1462 2090">
          <text:p/>
        </draw:connector>
        <draw:connector draw:style-name="gr4" draw:text-style-name="P2" draw:layer="layout" svg:x1="10.751cm" svg:y1="4.3cm" svg:x2="10.5cm" svg:y2="6.14cm" draw:start-shape="id27" draw:start-glue-point="8" draw:end-shape="id28" draw:end-glue-point="1" svg:d="M10751 4300v851h250v989h-501" svg:viewBox="0 0 502 1841">
          <text:p/>
        </draw:connector>
        <draw:g>
          <draw:custom-shape draw:style-name="gr20" draw:text-style-name="P6" xml:id="id26" draw:id="id26" draw:layer="layout" svg:width="0.741cm" svg:height="0.28cm" svg:x="9.017cm" svg:y="6cm">
            <text:p text:style-name="P1"><text:span text:style-name="T2">sub-</text:span></text:p>
            <text:p text:style-name="P1"><text:span text:style-name="T2">featu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" xml:id="id28" draw:id="id28" draw:layer="layout" svg:width="0.742cm" svg:height="0.28cm" svg:x="9.758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" draw:text-style-name="P2" xml:id="id35" draw:id="id35" draw:layer="layout" svg:width="3cm" svg:height="1.7cm" svg:x="1.802cm" svg:y="17.149cm">
          <text:p text:style-name="P1">linkage</text:p>
          <text:p text:style-name="P1">grou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9" draw:id="id19" draw:layer="layout" svg:width="3cm" svg:height="1.7cm" svg:x="21.381cm" svg:y="6.601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3" draw:layer="layout" draw:type="curve" svg:x1="12.7cm" svg:y1="5.35cm" svg:x2="11.812cm" svg:y2="4.051cm" draw:start-shape="id29" draw:end-shape="id27" draw:end-glue-point="9" svg:d="M12700 5350c-592 0-888-433-888-1299" svg:viewBox="0 0 889 1300">
          <text:p/>
        </draw:connector>
        <draw:frame draw:style-name="gr23" draw:text-style-name="P8" draw:layer="layout" svg:width="2.2cm" svg:height="1.1cm" svg:x="12.3cm" svg:y="3.8cm">
          <draw:text-box>
            <text:p>same</text:p>
          </draw:text-box>
        </draw:frame>
        <draw:custom-shape draw:style-name="gr13" draw:text-style-name="P2" xml:id="id18" draw:id="id18" draw:layer="layout" svg:width="0.321cm" svg:height="0.346cm" svg:x="19.3cm" svg:y="7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line-skew="1.974cm" svg:x1="12.251cm" svg:y1="3.45cm" svg:x2="15.4cm" svg:y2="3.54cm" draw:start-shape="id27" draw:end-shape="id30" draw:end-glue-point="3" svg:d="M12251 3450h3549v90h-400" svg:viewBox="0 0 3550 91">
          <text:p/>
        </draw:connector>
        <draw:connector draw:style-name="gr4" draw:text-style-name="P2" draw:layer="layout" svg:x1="17.8cm" svg:y1="7cm" svg:x2="17.1cm" svg:y2="3.54cm" draw:start-shape="id15" draw:start-glue-point="4" draw:end-shape="id31" draw:end-glue-point="1" svg:d="M17800 7000v-3460h-700" svg:viewBox="0 0 701 3461">
          <text:p/>
        </draw:connector>
        <draw:g xml:id="id30" draw:id="id30">
          <draw:custom-shape draw:style-name="gr5" draw:text-style-name="P2" draw:layer="layout" svg:width="0.849cm" svg:height="0.28cm" svg:x="15.4cm" svg:y="3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xml:id="id31" draw:id="id31" draw:layer="layout" svg:width="0.851cm" svg:height="0.28cm" svg:x="16.249cm" svg:y="3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" draw:text-style-name="P2" xml:id="id24" draw:id="id24" draw:layer="layout" svg:width="3cm" svg:height="1.7cm" svg:x="10.7cm" svg:y="13.2cm">
          <text:p text:style-name="P1">marker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32" draw:id="id32" draw:layer="layout" svg:width="3cm" svg:height="1.7cm" svg:x="13.6cm" svg:y="10.3cm">
          <text:p text:style-name="P1">ge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4.039cm" svg:y1="10.549cm" svg:x2="12.761cm" svg:y2="9.9cm" draw:start-shape="id32" draw:start-glue-point="5" draw:end-shape="id33" draw:end-glue-point="8" svg:d="M14039 10549l-1278-649" svg:viewBox="0 0 1279 650">
          <text:p/>
        </draw:connector>
        <draw:connector draw:style-name="gr3" draw:text-style-name="P3" draw:layer="layout" draw:type="line" svg:x1="11.139cm" svg:y1="13.449cm" svg:x2="12.874cm" svg:y2="9.85cm" draw:start-shape="id24" draw:start-glue-point="5" draw:end-shape="id33" draw:end-glue-point="9" svg:d="M11139 13449l1735-3599" svg:viewBox="0 0 1736 3600">
          <text:p/>
        </draw:connector>
        <draw:connector draw:style-name="gr3" draw:text-style-name="P3" draw:layer="layout" draw:type="line" svg:x1="12.647cm" svg:y1="9.604cm" svg:x2="10.751cm" svg:y2="4.3cm" draw:start-shape="id33" draw:start-glue-point="5" draw:end-shape="id27" draw:end-glue-point="8" svg:d="M12647 9604l-1896-5304" svg:viewBox="0 0 1897 5305">
          <text:p/>
        </draw:connector>
        <draw:custom-shape draw:style-name="gr13" draw:text-style-name="P2" xml:id="id33" draw:id="id33" draw:layer="layout" svg:width="0.321cm" svg:height="0.346cm" svg:x="12.6cm" svg:y="9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11.467cm" svg:y1="10.674cm" svg:x2="11.2cm" svg:y2="11.15cm" draw:start-shape="id34" draw:start-glue-point="3" draw:end-shape="id3" draw:end-glue-point="10" svg:d="M11467 10674h-133v476h-134" svg:viewBox="0 0 268 477">
          <text:p/>
        </draw:connector>
        <draw:connector draw:style-name="gr4" draw:text-style-name="P2" draw:layer="layout" svg:x1="13.6cm" svg:y1="11.15cm" svg:x2="12.5cm" svg:y2="10.674cm" draw:start-shape="id32" draw:start-glue-point="6" draw:end-shape="id34" draw:end-glue-point="1" svg:d="M13600 11150h-550v-476h-550" svg:viewBox="0 0 1101 477">
          <text:p/>
        </draw:connector>
        <draw:g xml:id="id34" draw:id="id34">
          <draw:custom-shape draw:style-name="gr24" draw:text-style-name="P2" draw:layer="layout" svg:width="0.516cm" svg:height="0.251cm" svg:x="11.467cm" svg:y="10.548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25" draw:text-style-name="P2" draw:layer="layout" svg:width="0.517cm" svg:height="0.251cm" svg:x="11.983cm" svg:y="10.548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</draw:g>
        <draw:custom-shape draw:style-name="gr26" draw:text-style-name="P2" xml:id="id5" draw:id="id5" draw:layer="layout" svg:width="3.9cm" svg:height="1.7cm" svg:x="2.602cm" svg:y="14.949cm">
          <text:p text:style-name="P1">chromoso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1.802cm" svg:y1="17.999cm" svg:x2="1.702cm" svg:y2="16.809cm" draw:start-shape="id35" draw:start-glue-point="6" draw:end-shape="id36" draw:end-glue-point="3" svg:d="M1802 17999h-602v-1190h502" svg:viewBox="0 0 603 1191">
          <text:p/>
        </draw:connector>
        <draw:connector draw:style-name="gr4" draw:text-style-name="P2" draw:layer="layout" svg:x1="4.552cm" svg:y1="16.649cm" svg:x2="3.402cm" svg:y2="16.809cm" draw:start-shape="id5" draw:start-glue-point="8" draw:end-shape="id36" draw:end-glue-point="1" svg:d="M4552 16649v160h-1150" svg:viewBox="0 0 1151 161">
          <text:p/>
        </draw:connector>
        <draw:g xml:id="id36" draw:id="id36">
          <draw:custom-shape draw:style-name="gr5" draw:text-style-name="P2" draw:layer="layout" svg:width="0.849cm" svg:height="0.28cm" svg:x="1.702cm" svg:y="16.6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draw:layer="layout" svg:width="0.851cm" svg:height="0.28cm" svg:x="2.551cm" svg:y="16.6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3" draw:text-style-name="P3" draw:layer="layout" draw:type="line" svg:x1="7.2cm" svg:y1="7.9cm" svg:x2="9.69cm" svg:y2="4.051cm" draw:start-shape="id4" draw:start-glue-point="4" draw:end-shape="id27" draw:end-glue-point="7" svg:d="M7200 7900l2490-3849" svg:viewBox="0 0 2491 3850">
          <text:p/>
        </draw:connector>
        <draw:connector draw:style-name="gr4" draw:text-style-name="P2" draw:layer="layout" svg:x1="14.4cm" svg:y1="13.64cm" svg:x2="13.7cm" svg:y2="14.05cm" draw:start-shape="id37" draw:start-glue-point="3" draw:end-shape="id24" draw:end-glue-point="10" svg:d="M14400 13640h-350v410h-350" svg:viewBox="0 0 701 411">
          <text:p/>
        </draw:connector>
        <draw:connector draw:style-name="gr4" draw:text-style-name="P2" draw:layer="layout" svg:x1="16.6cm" svg:y1="12.85cm" svg:x2="16.1cm" svg:y2="13.64cm" draw:start-shape="id38" draw:start-glue-point="6" draw:end-shape="id39" draw:end-glue-point="1" svg:d="M16600 12850h-250v790h-250" svg:viewBox="0 0 501 791">
          <text:p/>
        </draw:connector>
        <draw:g>
          <draw:custom-shape draw:style-name="gr5" draw:text-style-name="P2" xml:id="id37" draw:id="id37" draw:layer="layout" svg:width="0.849cm" svg:height="0.28cm" svg:x="14.4cm" svg:y="13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xml:id="id39" draw:id="id39" draw:layer="layout" svg:width="0.851cm" svg:height="0.28cm" svg:x="15.249cm" svg:y="13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" draw:text-style-name="P2" xml:id="id38" draw:id="id38" draw:layer="layout" svg:width="3cm" svg:height="1.7cm" svg:x="16.6cm" svg:y="12cm">
          <text:p text:style-name="P1">physical</text:p>
          <text:p text:style-name="P1">interv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17cm" svg:y1="11.04cm" svg:x2="16.6cm" svg:y2="11.15cm" draw:start-shape="id40" draw:start-glue-point="3" draw:end-shape="id32" draw:end-glue-point="10" svg:d="M17000 11040h-200v110h-200" svg:viewBox="0 0 401 111">
          <text:p/>
        </draw:connector>
        <draw:connector draw:style-name="gr4" draw:text-style-name="P2" draw:layer="layout" svg:x1="19.5cm" svg:y1="10.95cm" svg:x2="18.7cm" svg:y2="11.04cm" draw:start-shape="id41" draw:start-glue-point="6" draw:end-shape="id42" draw:end-glue-point="1" svg:d="M19500 10950h-400v90h-400" svg:viewBox="0 0 801 91">
          <text:p/>
        </draw:connector>
        <draw:g>
          <draw:custom-shape draw:style-name="gr5" draw:text-style-name="P2" xml:id="id40" draw:id="id40" draw:layer="layout" svg:width="0.849cm" svg:height="0.28cm" svg:x="17cm" svg:y="10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xml:id="id42" draw:id="id42" draw:layer="layout" svg:width="0.851cm" svg:height="0.28cm" svg:x="17.849cm" svg:y="10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" draw:text-style-name="P2" xml:id="id41" draw:id="id41" draw:layer="layout" svg:width="3cm" svg:height="1.7cm" svg:x="19.5cm" svg:y="10.1cm">
          <text:p text:style-name="P1">genetic</text:p>
          <text:p text:style-name="P1">interv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8.1cm" svg:y1="12cm" svg:x2="18.261cm" svg:y2="10.1cm" draw:start-shape="id38" draw:start-glue-point="4" draw:end-shape="id43" draw:end-glue-point="8" svg:d="M18100 12000l161-1900" svg:viewBox="0 0 162 1901">
          <text:p/>
        </draw:connector>
        <draw:connector draw:style-name="gr3" draw:text-style-name="P3" draw:layer="layout" draw:type="line" svg:x1="19.939cm" svg:y1="10.349cm" svg:x2="18.374cm" svg:y2="10.05cm" draw:start-shape="id41" draw:start-glue-point="5" draw:end-shape="id43" draw:end-glue-point="9" svg:d="M19939 10349l-1565-299" svg:viewBox="0 0 1566 300">
          <text:p/>
        </draw:connector>
        <draw:connector draw:style-name="gr3" draw:text-style-name="P3" draw:layer="layout" draw:type="line" svg:x1="18.261cm" svg:y1="9.754cm" svg:x2="17.8cm" svg:y2="8.7cm" draw:start-shape="id43" draw:start-glue-point="4" draw:end-shape="id15" draw:end-glue-point="8" svg:d="M18261 9754l-461-1054" svg:viewBox="0 0 462 1055">
          <text:p/>
        </draw:connector>
        <draw:custom-shape draw:style-name="gr13" draw:text-style-name="P2" xml:id="id43" draw:id="id43" draw:layer="layout" svg:width="0.321cm" svg:height="0.346cm" svg:x="18.1cm" svg:y="9.7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5" draw:id="id45" draw:layer="layout" svg:width="2.8cm" svg:height="2.1cm" svg:x="22.9cm" svg:y="9.9cm">
          <text:p text:style-name="P1">base-pai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8" draw:layer="layout" svg:width="2.8cm" svg:height="1.1cm" svg:x="14.8cm" svg:y="2.4cm">
          <draw:text-box>
            <text:p>derived</text:p>
          </draw:text-box>
        </draw:frame>
        <draw:connector draw:style-name="gr4" draw:text-style-name="P2" draw:layer="layout" svg:x1="24.747cm" svg:y1="6.96cm" svg:x2="24.381cm" svg:y2="7.451cm" draw:start-shape="id44" draw:start-glue-point="3" draw:end-shape="id19" draw:end-glue-point="10" svg:d="M24747 6960h-182v491h-184" svg:viewBox="0 0 367 492">
          <text:p/>
        </draw:connector>
        <draw:connector draw:style-name="gr3" draw:text-style-name="P3" draw:layer="layout" draw:type="line" svg:x1="25.29cm" svg:y1="10.207cm" svg:x2="26.341cm" svg:y2="8.446cm" draw:start-shape="id45" draw:start-glue-point="11" draw:end-shape="id46" draw:end-glue-point="8" svg:d="M25290 10207l1051-1761" svg:viewBox="0 0 1052 1762">
          <text:p/>
        </draw:connector>
        <draw:connector draw:style-name="gr3" draw:text-style-name="P3" draw:layer="layout" draw:type="line" svg:x1="27.2cm" svg:y1="9.3cm" svg:x2="26.454cm" svg:y2="8.396cm" draw:start-shape="id47" draw:start-glue-point="4" draw:end-shape="id46" draw:end-glue-point="9" svg:d="M27200 9300l-746-904" svg:viewBox="0 0 747 905">
          <text:p/>
        </draw:connector>
        <draw:connector draw:style-name="gr3" draw:text-style-name="P3" draw:layer="layout" draw:type="line" svg:x1="26.341cm" svg:y1="8.1cm" svg:x2="26.68cm" svg:y2="6.6cm" draw:start-shape="id46" draw:start-glue-point="4" svg:d="M26341 8100l339-1500" svg:viewBox="0 0 340 1501">
          <text:p/>
        </draw:connector>
        <draw:custom-shape draw:style-name="gr27" draw:text-style-name="P2" xml:id="id46" draw:id="id46" draw:layer="layout" svg:width="0.321cm" svg:height="0.346cm" svg:x="26.18cm" svg:y="8.1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7T13:47:25.077102777</meta:creation-date>
    <dc:date>2017-12-05T14:11:37.204000000</dc:date>
    <meta:editing-duration>PT1H38M34S</meta:editing-duration>
    <meta:editing-cycles>10</meta:editing-cycles>
    <meta:generator>LibreOffice/5.4.3.2$Windows_X86_64 LibreOffice_project/92a7159f7e4af62137622921e809f8546db437e5</meta:generator>
    <meta:print-date>2017-12-04T12:15:45.693000000</meta:print-date>
    <meta:document-statistic meta:object-count="111"/>
  </office:meta>
</office:document-meta>
</file>